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719" officeooo:paragraph-rsid="00078719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78719" officeooo:paragraph-rsid="00078719"/>
    </style:style>
    <style:style style:name="T1" style:family="text">
      <style:text-properties fo:font-variant="normal" fo:text-transform="none" fo:color="#252525" fo:letter-spacing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flow Problem:</text:p>
      <text:p text:style-name="P1"/>
      <text:p text:style-name="P1"><text:tab/>Given a directed graph with weights denoting the capacity along each edge.</text:p>
      <text:p text:style-name="P1"><text:span text:style-name="T1"> </text:span><text:a xlink:type="simple" xlink:href="https://en.wikipedia.org/wiki/Graph_theory" text:style-name="Internet_20_link" text:visited-style-name="Visited_20_Internet_20_Link"><text:span text:style-name="T4">graph theory</text:span></text:a><text:span text:style-name="T2">, a </text:span><text:span text:style-name="T3">flow network</text:span><text:span text:style-name="T1"> </text:span><text:span text:style-name="T2">(also known as a </text:span><text:span text:style-name="T3">transportation network</text:span><text:span text:style-name="T2">) is a </text:span><text:a xlink:type="simple" xlink:href="https://en.wikipedia.org/wiki/Directed_graph" text:style-name="Internet_20_link" text:visited-style-name="Visited_20_Internet_20_Link"><text:span text:style-name="T4">directed graph</text:span></text:a><text:span text:style-name="T1"> </text:span><text:span text:style-name="T2">where each edge has a </text:span><text:span text:style-name="T3">capacity</text:span><text:span text:style-name="T1"> </text:span><text:span text:style-name="T2">and each edge receives a flow.</text:span></text:p>
      <text:p text:style-name="P1"><text:span text:style-name="T2"/></text:p>
      <text:p text:style-name="P1"><text:span text:style-name="T2">Define :</text:span></text:p>
      <text:p text:style-name="P1"><text:span text:style-name="T2"/></text:p>
      <text:p text:style-name="P1"><text:span text:style-name="T2"/></text:p>
      <text:p text:style-name="P1"><text:span text:style-name="T2">Residual graph</text:span></text:p>
      <text:p text:style-name="P1"><text:span text:style-name="T2"/></text:p>
      <text:p text:style-name="P1"><text:span text:style-name="T2"/></text:p>
      <text:p text:style-name="P1"><text:span text:style-name="T2">Level Graph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Correctness:<text:line-break/><text:tab/>termination in finite steps</text:span></text:p>
      <text:p text:style-name="P1"><text:span text:style-name="T2"><text:tab/>and every iteration increases the levels in the level graph.</text:span></text:p>
      <text:p text:style-name="P1"><text:span text:style-name="T2"/></text:p>
      <text:p text:style-name="P1"><text:span text:style-name="T2">Run-time:</text:span></text:p>
      <text:p text:style-name="P1"><text:span text:style-name="T2"><text:tab/>Write pseudo code</text:span></text:p>
      <text:p text:style-name="P1"><text:span text:style-name="T2"><text:tab/>Show run-time of each routine.</text:span></text:p>
      <text:p text:style-name="P2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0:14:56.823735975</meta:creation-date>
    <dc:date>2016-03-13T00:25:17.141700565</dc:date>
    <meta:editing-duration>PT10M21S</meta:editing-duration>
    <meta:editing-cycles>1</meta:editing-cycles>
    <meta:document-statistic meta:table-count="0" meta:image-count="0" meta:object-count="0" meta:page-count="1" meta:paragraph-count="11" meta:word-count="71" meta:character-count="436" meta:non-whitespace-character-count="370"/>
    <meta:generator>LibreOffice/5.0.5.2$Linux_X86_64 LibreOffice_project/00m0$Build-2</meta:generator>
  </office:meta>
</office:document-meta>
</file>